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fault Sans Serif" svg:font-family="'Default Sans Serif', Verdana, Arial, Helvetica, sans-serif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0% 100%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5" style:data-style-name="N0">15</text:variable-set>: Binary Ionic Bonds</text:p>
      <text:p text:style-name="P1"/>
      <text:p text:style-name="P2">1. What are some of the physical properties that arise from ionic bonds? <text:s/></text:p>
      <text:p text:style-name="P2"/>
      <text:p text:style-name="P2"/>
      <text:p text:style-name="P2"/>
      <text:p text:style-name="P2">2. Determine the symbol and oxidation numbers for the following elements:</text:p>
      <text:p text:style-name="P2"/>
      <text:section text:style-name="Sect1" text:name="Section2">
        <text:p text:style-name="P2">a. Rubidium</text:p>
        <text:p text:style-name="P2"/>
        <text:p text:style-name="P2"/>
        <text:p text:style-name="P2">b. Potassium</text:p>
        <text:p text:style-name="P2"/>
        <text:p text:style-name="P2"/>
        <text:p text:style-name="P2">c. Hydrogen</text:p>
        <text:p text:style-name="P2"/>
        <text:p text:style-name="P2"/>
        <text:p text:style-name="P2">d. Oxygen</text:p>
        <text:p text:style-name="P2"/>
        <text:p text:style-name="P2"/>
        <text:p text:style-name="P2">e. Chlorine</text:p>
        <text:p text:style-name="P2"/>
        <text:p text:style-name="P2"/>
        <text:p text:style-name="P2">f. Neon</text:p>
        <text:p text:style-name="P2"/>
        <text:p text:style-name="P2"/>
        <text:p text:style-name="P2">g. Iron (III)</text:p>
        <text:p text:style-name="P2">h. Boron</text:p>
        <text:p text:style-name="P2"/>
        <text:p text:style-name="P2"/>
        <text:p text:style-name="P2">i. Mercury</text:p>
        <text:p text:style-name="P2"/>
        <text:p text:style-name="P2"/>
        <text:p text:style-name="P2">j. Manganese (VI)</text:p>
        <text:p text:style-name="P2"/>
        <text:p text:style-name="P2"/>
        <text:p text:style-name="P2">k. Manganese (II)</text:p>
        <text:p text:style-name="P2"/>
        <text:p text:style-name="P2"/>
        <text:p text:style-name="P2">l. Copper (II)</text:p>
        <text:p text:style-name="P2"/>
        <text:p text:style-name="P2"/>
        <text:p text:style-name="P2">m. Iodine</text:p>
        <text:p text:style-name="P2"/>
        <text:p text:style-name="P2"/>
        <text:p text:style-name="P2">o. Vanadium (III)</text:p>
        <text:p text:style-name="P2">p. Silicon</text:p>
        <text:p text:style-name="P2"/>
        <text:p text:style-name="P2"/>
        <text:p text:style-name="P2">q. Germanium</text:p>
        <text:p text:style-name="P2"/>
        <text:p text:style-name="P2"/>
        <text:p text:style-name="P2">r. Selenium</text:p>
        <text:p text:style-name="P2"/>
        <text:p text:style-name="P2"/>
        <text:p text:style-name="P2">s. Nitrogen</text:p>
        <text:p text:style-name="P2"/>
        <text:p text:style-name="P2"/>
        <text:p text:style-name="P2">t. Ytterbium (III)</text:p>
        <text:p text:style-name="P2"/>
        <text:p text:style-name="P2"/>
        <text:p text:style-name="P2">u. Tungsten (II)</text:p>
        <text:p text:style-name="P2"/>
        <text:p text:style-name="P2"/>
        <text:p text:style-name="P2">v. Mercury (I)</text:p>
      </text:section>
      <text:p text:style-name="P2"/>
      <text:p text:style-name="P2"/>
      <text:p text:style-name="P2">3. Write formulas for the following compounds:</text:p>
      <text:p text:style-name="P2"/>
      <text:section text:style-name="Sect1" text:name="Section1">
        <text:p text:style-name="P2">a. Potassium Bromide</text:p>
        <text:p text:style-name="P2"/>
        <text:p text:style-name="P2"/>
        <text:p text:style-name="P2">b. Sodium Nitride</text:p>
        <text:p text:style-name="P2"/>
        <text:p text:style-name="P2"/>
        <text:p text:style-name="P2">c. Aluminum Iodide</text:p>
        <text:p text:style-name="P2"/>
        <text:p text:style-name="P2"/>
        <text:p text:style-name="P2">d. Strontium Oxide</text:p>
        <text:p text:style-name="P2"/>
        <text:p text:style-name="P2"/>
        <text:p text:style-name="P2">e. Barium Phosphide</text:p>
        <text:p text:style-name="P2"/>
        <text:p text:style-name="P2">f. Aluminum Sulfide</text:p>
        <text:p text:style-name="P2"/>
        <text:p text:style-name="P2"/>
        <text:p text:style-name="P2">g. Berylium Carbonide</text:p>
        <text:p text:style-name="P2"/>
        <text:p text:style-name="P2"/>
        <text:p text:style-name="P2">h. Calcium Chloride </text:p>
        <text:p text:style-name="P2"/>
        <text:p text:style-name="P2"/>
        <text:p text:style-name="P2">i. Lithium Arsenide</text:p>
        <text:p text:style-name="P2"/>
        <text:p text:style-name="P2"/>
        <text:p text:style-name="P2">j. Copper (II) <text:s/>Chloride</text:p>
        <text:p text:style-name="P2"/>
        <text:p text:style-name="P2">k. Iron (III) Oxide</text:p>
        <text:p text:style-name="P2"/>
        <text:p text:style-name="P2"/>
        <text:p text:style-name="P2">l. Iron (IV) Oxide</text:p>
        <text:p text:style-name="P2"/>
        <text:p text:style-name="P2"/>
        <text:p text:style-name="P2">m. Mercury (II) Oxide</text:p>
        <text:p text:style-name="P2"/>
        <text:p text:style-name="P2"/>
        <text:p text:style-name="P2">n. Vanadium (V) Fluoride</text:p>
        <text:p text:style-name="P2"/>
        <text:p text:style-name="P2"/>
        <text:p text:style-name="P2">o. Uranium (IV) Bromide</text:p>
      </text:section>
      <text:p text:style-name="P2"><text:soft-page-break/></text:p>
      <text:p text:style-name="P2">4. Write the names of the following compounds:</text:p>
      <text:p text:style-name="P2"><text:tab/></text:p>
      <text:section text:style-name="Sect2" text:name="Section3">
        <text:p text:style-name="P2"><text:tab/>a. NaCl (Salt)</text:p>
        <text:p text:style-name="P2"/>
        <text:p text:style-name="P2"/>
        <text:p text:style-name="P2"/>
        <text:p text:style-name="P2"><text:tab/>b. K<text:span text:style-name="T3">2</text:span>O</text:p>
        <text:p text:style-name="P2"/>
        <text:p text:style-name="P2"/>
        <text:p text:style-name="P2"/>
        <text:p text:style-name="P2"><text:tab/>c. MgS</text:p>
        <text:p text:style-name="P2"/>
        <text:p text:style-name="P2"/>
        <text:p text:style-name="P2"/>
        <text:p text:style-name="P2"><text:tab/>d. AlBr<text:span text:style-name="T3">3</text:span></text:p>
        <text:p text:style-name="P2"><text:span text:style-name="T3"/></text:p>
        <text:p text:style-name="P2"><text:span text:style-name="T3"/></text:p>
        <text:p text:style-name="P2"><text:span text:style-name="T3"/></text:p>
        <text:p text:style-name="P2"><text:tab/>e. Na<text:span text:style-name="T3">3</text:span>N</text:p>
        <text:p text:style-name="P2"/>
        <text:p text:style-name="P2"/>
        <text:p text:style-name="P2"/>
        <text:p text:style-name="P2"><text:tab/>f. Fe<text:span text:style-name="T3">2</text:span>O<text:span text:style-name="T3">4</text:span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><text:tab/>g. VI</text:span><text:span text:style-name="T3">3</text:span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><text:tab/>h. CuCl</text:span><text:span text:style-name="T3">2</text:span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><text:tab/>i. CuCl</text:span><text:span text:style-name="T3">3</text:span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><text:tab/>j. UO</text:span><text:span text:style-name="T3">2</text:span></text:p>
        <text:p text:style-name="P4"><text:s/></text:p>
        <text:p text:style-name="P4"/>
        <text:p text:style-name="P4"><text:tab/></text:p>
        <text:p text:style-name="P4"><text:tab/>k. MgS</text:p>
        <text:p text:style-name="P4"/>
        <text:p text:style-name="P4"/>
        <text:p text:style-name="P4"/>
        <text:p text:style-name="P4"><text:tab/>l. Hg<text:span text:style-name="T3">3</text:span>N</text:p>
        <text:p text:style-name="P4"/>
        <text:p text:style-name="P4"/>
        <text:p text:style-name="P4"/>
        <text:p text:style-name="P4"><text:tab/>m. Hg<text:span text:style-name="T3">3</text:span>N<text:span text:style-name="T3">2</text:span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><text:tab/>n. Au</text:span><text:span text:style-name="T3">2</text:span><text:span text:style-name="T4">O</text:span><text:span text:style-name="T3">3</text:span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><text:tab/>o. PtS</text:span><text:span text:style-name="T3">2</text:span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><text:tab/>p. InP</text:span></text:p>
        <text:p text:style-name="P2"><text:span text:style-name="T4"/></text:p>
        <text:p text:style-name="P2"><text:span text:style-name="T4"/></text:p>
      </text:section>
      <text:p text:style-name="P2"><text:span text:style-name="T4">5. Write the molar mass of the following compounds, and label them as ionic or covalent:</text:span></text:p>
      <text:p text:style-name="P2"><text:span text:style-name="T4"><text:tab/></text:span></text:p>
      <text:section text:style-name="Sect2" text:name="Section4">
        <text:p text:style-name="P2"><text:span text:style-name="T4">a. Sodium Chloride</text:span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>b. Iron (III) Oxide</text:span></text:p>
        <text:p text:style-name="P2"><text:span text:style-name="T4"/></text:p>
        <text:p text:style-name="P2"><text:span text:style-name="T4"/></text:p>
        <text:p text:style-name="P2"><text:span text:style-name="T4">c. Selenium Sulfide</text:span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/></text:p>
        <text:p text:style-name="P2"><text:span text:style-name="T4">d. Dinitrogen dichloride</text:span>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fault Sans Serif" svg:font-family="'Default Sans Serif', Verdana, Arial, Helvetica, sans-serif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299in" fo:margin-bottom="0.7299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0-23T20:45:25.61" text:fixed="true">10/23/08</text:date></text:p>
      </style:header>
      <style:footer>
        <text:p text:style-name="Footer">1<text:span text:style-name="T2">st</text:span> 9 Weeks<text:tab/><text:page-number text:select-page="current">1</text:page-number>/<text:page-count>2</text:page-count><text:tab/>Assignment <text:variable-get text:name="assignmentnumber" office:value-type="float" style:data-style-name="N0">1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10-23T20:45:25</meta:creation-date>
    <dc:creator>Jonas Williamson</dc:creator>
    <dc:date>2008-10-26T13:18:48</dc:date>
    <meta:printed-by>Jonas Williamson</meta:printed-by>
    <meta:print-date>2008-10-23T21:21:27</meta:print-date>
    <meta:editing-cycles>15</meta:editing-cycles>
    <meta:editing-duration>P1DT16H51M1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68" meta:word-count="211" meta:character-count="1184"/>
  </office:meta>
</office:document-meta>
</file>